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5520a" officeooo:paragraph-rsid="0005520a"/>
    </style:style>
    <style:style style:name="P2" style:family="paragraph" style:parent-style-name="Standard">
      <style:paragraph-properties fo:line-height="200%"/>
      <style:text-properties officeooo:rsid="000648f4" officeooo:paragraph-rsid="000648f4"/>
    </style:style>
    <style:style style:name="P3" style:family="paragraph" style:parent-style-name="Standard">
      <style:paragraph-properties fo:line-height="200%"/>
      <style:text-properties officeooo:rsid="00078c2c" officeooo:paragraph-rsid="00078c2c"/>
    </style:style>
    <style:style style:name="T1" style:family="text">
      <style:text-properties officeooo:rsid="000648f4"/>
    </style:style>
    <style:style style:name="T2" style:family="text">
      <style:text-properties officeooo:rsid="00078c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ategy 200 Capstone Paper – <text:span text:style-name="T1">qPhone Hacking Group</text:span></text:p>
      <text:p text:style-name="P1">Dequarious Leggett</text:p>
      <text:p text:style-name="P1">Steven Wilkins</text:p>
      <text:p text:style-name="P1">Ryan Dozier</text:p>
      <text:p text:style-name="P1">Kayla Willeford</text:p>
      <text:p text:style-name="P1"/>
      <text:p text:style-name="P2">fancyKitty Hacking Anonymous, has multiple resources and skills at its disposal. Hacking through social engineering with multiple different viruses, remote access trojans and data exfiltration techniques to provide an overall anonymity and deniability to the highest bidder. Overall we are looking to become the best hacking group in the world and be recognized as such through the <text:span text:style-name="T2">world.</text:span></text:p>
      <text:p text:style-name="P2"/>
      <text:p text:style-name="P2">Initial strategy involves the ability to gain access to the quantum phone data by using ransomware to lock down the computers of the Duchy of Grand Fenwick, then using this as a cover to exfiltrate the data, and sell the technology to the highest or all bidders on the Dark Web. Simultaneously, fancyKitty will be working to reverse engineer the technology to find any vulnerabilities tat can be exploited for the highest bidders once the technology comes out and becomes prevalent. <text:span text:style-name="T2">If the overall strategy does not work by the time we reach the decisive point in the decision making process then we will move to selling our services to the highest bidder and then just move to a data exfiltration scenario.</text:span></text:p>
      <text:p text:style-name="P2"/>
      <text:p text:style-name="P3">Overall the goal of the hacking group is to make as much money as possible as quickly as possible. If this does not work then we want to own the technology and have the ability to ‘hack’ the vulnerabilities as the technology moves into the mainstream marketplac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8T10:13:11.517000000</meta:creation-date>
    <dc:date>2019-11-18T10:32:39.091000000</dc:date>
    <meta:editing-duration>PT7M36S</meta:editing-duration>
    <meta:editing-cycles>1</meta:editing-cycles>
    <meta:document-statistic meta:table-count="0" meta:image-count="0" meta:object-count="0" meta:page-count="1" meta:paragraph-count="8" meta:word-count="242" meta:character-count="1467" meta:non-whitespace-character-count="1231"/>
    <meta:generator>LibreOffice/6.3.2.2$Windows_X86_64 LibreOffice_project/98b30e735bda24bc04ab42594c85f7fd8be07b9c</meta:generator>
  </office:meta>
</office:document-meta>
</file>